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ee46" officeooo:paragraph-rsid="0013ee46"/>
    </style:style>
    <style:style style:name="T1" style:family="text">
      <style:text-properties officeooo:rsid="001463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RANT- REVOKE</text:p>
      <text:p text:style-name="P1"/>
      <text:p text:style-name="P1">Attraverso questi due comandi si danno (GRANT) o si tolgono (REVOKE) autorizzazioni ad un utente.</text:p>
      <text:p text:style-name="P1"/>
      <text:p text:style-name="P1">Sintassi</text:p>
      <text:p text:style-name="P1">Consente la select all’utente a tutte le tabelle del DB acquisti</text:p>
      <text:p text:style-name="P1">GRANT SELECT ON acquisti.* TO luca@localhost IDENTIFIED BY ‘password’ <text:span text:style-name="T1">[</text:span>WITH GRANT OPTION <text:span text:style-name="T1">]</text:span></text:p>
      <text:p text:style-name="P1">consente ogni operazione alla tabella ordini del db acquisti</text:p>
      <text:p text:style-name="P1">GRANT ALL ON acquisti.ordini TO paolo@localhost </text:p>
      <text:p text:style-name="P1"/>
      <text:p text:style-name="P1">CREATE USER alberto@localhost;<text:line-break/>CREATE USER fabio@localhost IDENTIFIED BY ‘password’;<text:line-break/>DROP USER alberto@localhost;<text:line-break/>SET PASSWORD = PASSWORD(‘pw’);<text:line-break/>SET PASSWORD FOR paolo@localhost = PASSWORD(‘pw’); </text:p>
      <text:p text:style-name="P1"/>
      <text:p text:style-name="P1">https://www.html.it/pag/32143/i-permessi-in-mysql-ii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2T09:42:55.457000000</meta:creation-date>
    <dc:date>2019-05-02T09:52:48.852000000</dc:date>
    <meta:editing-duration>PT9M53S</meta:editing-duration>
    <meta:editing-cycles>2</meta:editing-cycles>
    <meta:generator>LibreOffice/6.1.4.2$Windows_X86_64 LibreOffice_project/9d0f32d1f0b509096fd65e0d4bec26ddd1938fd3</meta:generator>
    <meta:document-statistic meta:table-count="0" meta:image-count="0" meta:object-count="0" meta:page-count="1" meta:paragraph-count="9" meta:word-count="80" meta:character-count="629" meta:non-whitespace-character-count="556"/>
  </office:meta>
</office:document-meta>
</file>